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38%"/>
    </style:style>
    <style:style style:name="P2" style:family="paragraph" style:parent-style-name="Standard" style:list-style-name="WWNum1">
      <style:paragraph-properties fo:margin-left="1.27cm" fo:margin-right="0cm" fo:line-height="138%" fo:text-indent="-0.635cm" style:auto-text-indent="false"/>
    </style:style>
    <style:style style:name="P3" style:family="paragraph" style:parent-style-name="Standard" style:list-style-name="WWNum2">
      <style:paragraph-properties fo:margin-left="1.27cm" fo:margin-right="0cm" fo:line-height="138%" fo:text-indent="-0.635cm" style:auto-text-indent="false"/>
    </style:style>
    <style:style style:name="P4"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mendments for unit 5 part 2 </text:p>
      <text:p text:style-name="Standard"/>
      <text:p text:style-name="P1">5.1 Explain:</text:p>
      <text:list xml:id="list2336769939626122179" text:style-name="WWNum1">
        <text:list-item>
          <text:p text:style-name="P2">Child-initiated play</text:p>
        </text:list-item>
        <text:list-item>
          <text:p text:style-name="P2">Adult-led play</text:p>
        </text:list-item>
      </text:list>
      <text:p text:style-name="Standard"/>
      <text:p text:style-name="Standard">Child centered play is the play that practitioners need to plan for before they do it with the child, they must make sure that they know the child and that they are well planned for before they start, this would usually have an end goal in mind before they finish the play session. </text:p>
      <text:p text:style-name="Standard"/>
      <text:p text:style-name="P1">6.1 Explain the characteristics of an enabling:</text:p>
      <text:list xml:id="list5054652967776930056" text:style-name="WWNum2">
        <text:list-item>
          <text:p text:style-name="P3">Indoor play environment</text:p>
        </text:list-item>
        <text:list-item>
          <text:p text:style-name="P3">Outdoor play environment</text:p>
        </text:list-item>
      </text:list>
      <text:p text:style-name="Standard"/>
      <text:p text:style-name="Standard">It is important to stimulate the child while they are outside because the practitioner needs to make sure that the children are enjoying what they are doing because otherwise the children may not enjoy the activity. They also need to make sure that they are developing on the child’s understanding. The practitioners can take risks outside because they know that it is a safe environment for the children to go in if they have done a risk assessment on it, the practitioners should also be making sure that they have plenty of people in rota so that they know that someone can have eyes on a certain amount of children at a time, therefore keeping them safe. Current research shows that the children who are spending most of their time outside playing are less likely to get the common illness because they are spending more time outside where there are illnesses that could help the child become immune to it. They also say that children are becoming more aware of themselves because they aren’t spending as much time outside and taking chances. <text:s/></text:p>
      <text:p text:style-name="Standard"/>
      <text:p text:style-name="Standard"/>
      <text:p text:style-name="Standard"><text:s text:c="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GB"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GB"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Standard">Ashleigh Whit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1" meta:word-count="266" meta:character-count="1520"/>
    <meta:generator>OpenOffice/4.1.2$Win32 OpenOffice.org_project/412m3$Build-9782</meta:generator>
  </office:meta>
</office:document-meta>
</file>